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4pt" officeooo:rsid="000daf99" officeooo:paragraph-rsid="000daf99" style:font-size-asian="12.25pt" style:font-size-complex="14pt"/>
    </style:style>
    <style:style style:name="P2" style:family="paragraph" style:parent-style-name="Standard">
      <style:paragraph-properties fo:text-align="center" style:justify-single-word="false"/>
      <style:text-properties style:font-name="Liberation Serif" fo:font-size="14pt" fo:font-weight="bold" officeooo:rsid="000daf99" officeooo:paragraph-rsid="000daf99"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4pt" fo:font-weight="normal" officeooo:paragraph-rsid="00179f05"/>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4pt" fo:letter-spacing="normal" fo:font-style="normal" fo:font-weight="normal" officeooo:rsid="000daf99" officeooo:paragraph-rsid="000daf99"/>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style:font-name="Times New Roman" fo:font-size="14pt" fo:font-weight="normal"/>
    </style:style>
    <style:style style:name="P7" style:family="paragraph" style:parent-style-name="Text_20_body">
      <style:paragraph-properties fo:margin-left="0in" fo:margin-right="0in" fo:orphans="2" fo:widows="2" fo:text-indent="0in" style:auto-text-indent="false"/>
      <style:text-properties style:font-name="Liberation Serif" fo:font-size="14pt" fo:font-weight="bold" officeooo:rsid="00126274" officeooo:paragraph-rsid="000daf99" style:font-size-asian="14pt" style:font-size-complex="14pt"/>
    </style:style>
    <style:style style:name="P8" style:family="paragraph" style:parent-style-name="Text_20_body">
      <style:text-properties style:font-name="Liberation Serif" fo:font-size="14pt" fo:font-weight="bold" officeooo:rsid="00126274" officeooo:paragraph-rsid="00179f05" style:font-size-asian="14pt" style:font-size-complex="14pt"/>
    </style:style>
    <style:style style:name="P9" style:family="paragraph" style:parent-style-name="Text_20_body">
      <style:text-properties style:font-name="Liberation Serif" fo:font-size="14pt" fo:font-weight="bold" officeooo:rsid="0019813a" officeooo:paragraph-rsid="0019813a" style:font-size-asian="14pt" style:font-size-complex="14pt"/>
    </style:style>
    <style:style style:name="P10" style:family="paragraph" style:parent-style-name="Text_20_body">
      <style:paragraph-properties fo:margin-left="0in" fo:margin-right="0in" fo:orphans="2" fo:widows="2" fo:text-indent="0in" style:auto-text-indent="false" fo:break-before="page"/>
      <style:text-properties fo:font-variant="normal" fo:text-transform="none" fo:color="#000000" style:font-name="Liberation Serif" fo:font-size="14pt" fo:letter-spacing="normal" fo:font-style="normal" fo:font-weight="normal" officeooo:rsid="0013d689" officeooo:paragraph-rsid="000daf99" style:font-size-asian="14pt" style:font-weight-asian="normal" style:font-size-complex="14pt" style:font-weight-complex="normal"/>
    </style:style>
    <style:style style:name="P11" style:family="paragraph" style:parent-style-name="Text_20_body">
      <style:text-properties fo:font-variant="normal" fo:text-transform="none" fo:color="#000000" style:font-name="Liberation Serif" fo:font-size="14pt" fo:letter-spacing="normal" fo:font-style="normal" fo:font-weight="normal" officeooo:rsid="0019813a" officeooo:paragraph-rsid="0019813a" style:font-size-asian="14pt" style:font-weight-asian="normal" style:font-size-complex="14pt" style:font-weight-complex="normal"/>
    </style:style>
    <style:style style:name="P12" style:family="paragraph" style:parent-style-name="Text_20_body">
      <style:paragraph-properties fo:text-align="end" style:justify-single-word="false"/>
      <style:text-properties fo:font-variant="normal" fo:text-transform="none" fo:color="#000000" style:font-name="Liberation Serif" fo:font-size="14pt" fo:letter-spacing="normal" fo:font-style="normal" fo:font-weight="normal" officeooo:rsid="0019813a" officeooo:paragraph-rsid="0019813a" style:font-size-asian="14pt" style:font-weight-asian="normal" style:font-size-complex="14pt" style:font-weight-complex="normal"/>
    </style:style>
    <style:style style:name="P13" style:family="paragraph" style:parent-style-name="Text_20_body">
      <style:text-properties fo:font-variant="normal" fo:text-transform="none" fo:color="#000000" style:font-name="Liberation Serif" fo:font-size="14pt" fo:letter-spacing="normal" fo:font-style="normal" fo:font-weight="normal" officeooo:rsid="00179f05" officeooo:paragraph-rsid="00179f05" style:font-size-asian="14pt" style:font-weight-asian="normal" style:font-size-complex="14pt" style:font-weight-complex="normal"/>
    </style:style>
    <style:style style:name="P14" style:family="paragraph">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text-properties fo:font-size="14pt" style:font-size-asian="14pt" style:font-size-complex="14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normal" officeooo:rsid="0013d689" style:font-weight-asian="normal" style:font-weight-complex="normal"/>
    </style:style>
    <style:style style:name="T4" style:family="text">
      <style:text-properties fo:font-variant="normal" fo:text-transform="none" fo:color="#000000" fo:letter-spacing="normal" fo:font-style="normal" fo:font-weight="normal" officeooo:rsid="001af676" style:font-weight-asian="normal" style:font-weight-complex="normal"/>
    </style:style>
    <style:style style:name="T5" style:family="text">
      <style:text-properties fo:font-variant="normal" fo:text-transform="none" fo:color="#000000" style:font-name="Times New Roman" fo:letter-spacing="normal" fo:font-style="normal" style:text-underline-style="none" officeooo:rsid="000daf99" style:font-size-asian="12.25pt" style:font-weight-asian="normal" style:font-size-complex="14pt" style:font-weight-complex="normal"/>
    </style:style>
    <style:style style:name="T6" style:family="text">
      <style:text-properties fo:font-variant="normal" fo:text-transform="none" fo:color="#000000" style:font-name="Liberation Serif" fo:letter-spacing="normal" fo:font-style="normal"/>
    </style:style>
    <style:style style:name="T7" style:family="text">
      <style:text-properties style:text-underline-style="solid" style:text-underline-width="auto" style:text-underline-color="font-color" fo:font-weight="bold" officeooo:rsid="000daf99" style:font-size-asian="12.25pt" style:font-weight-asian="bold" style:font-size-complex="14pt" style:font-weight-complex="bold"/>
    </style:style>
    <style:style style:name="T8" style:family="text">
      <style:text-properties style:text-underline-style="none" officeooo:rsid="000daf99" style:font-size-asian="12.25pt" style:font-weight-asian="normal" style:font-size-complex="14pt" style:font-weight-complex="normal"/>
    </style:style>
    <style:style style:name="T9" style:family="text">
      <style:text-properties officeooo:rsid="00179f05"/>
    </style:style>
    <style:style style:name="T10" style:family="text">
      <style:text-properties fo:font-size="14pt" style:font-size-asian="14pt" style:font-size-complex="14pt"/>
    </style:style>
    <style:style style:name="gr1" style:family="graphic">
      <style:graphic-properties draw:textarea-horizontal-align="justify" draw:textarea-vertical-align="middle" draw:auto-grow-height="false" fo:min-height="0.3417in" fo:min-width="0.3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516in" fo:min-width="0.3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3783in" fo:min-width="1.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319in" fo:min-width="0.6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736in" fo:min-width="0.6453in" style:run-through="background"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138in" fo:min-width="1.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457in" fo:min-width="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429in" fo:min-width="0.3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1402in" fo:min-width="1.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3909in" fo:min-width="0.4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4307in" fo:min-width="0.3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4898in" fo:min-width="0.4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4598in" fo:min-width="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3453in" fo:min-width="0.9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654in" fo:min-width="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color="#000000" draw:fill="none" draw:fill-color="#ffffff" fo:min-height="1.1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ИУ5-21Б</text:p>
      <text:p text:style-name="P1">Никольский Даниил</text:p>
      <text:p text:style-name="P2">Контрольный вопрос №<text:span text:style-name="T9">2</text:span>.</text:p>
      <text:p text:style-name="P3"><text:span text:style-name="T7">Формулировка вопроса:</text:span><text:span text:style-name="T8"> “</text:span><text:span text:style-name="T5">Привести графическую модель системы, соответствующую лекционному определению понятия “система”.</text:span></text:p>
      <text:p text:style-name="P5">Построить графическую модель, соответствующую альтернативному определению понятия “система” из КВ № 1.</text:p>
      <text:p text:style-name="P6"><text:span text:style-name="T1">Рассмотреть свойства системы, следующие из лекционного и из альтернативного определений понятия “система”.</text:span><text:span text:style-name="T6">”</text:span></text:p>
      <text:p text:style-name="P4"><draw:custom-shape text:anchor-type="paragraph" draw:z-index="1" draw:name="Shape2" draw:style-name="gr2" svg:width="0.6835in" svg:height="0.7031in" svg:x="3.4661in" svg:y="0.1264in"><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5" draw:name="Shape4" draw:style-name="gr6" draw:text-style-name="P15" svg:width="4.9146in" svg:height="4.5535in" draw:transform="skewX (-5.15968069212148E-017) rotate (1.01106923568032) translate (-0.0553215155341781in 2.90427844797125in)" svg:viewBox="0 0 12484 11567" svg:d="M2238 0c363 24 723 48 1086 82 312 29 620 59 935 57 342-2 643 199 964 293 326 95 599 334 914 462 318 129 597 298 890 458 280 151 557 317 821 499 212 146 459 248 664 404 206 158 456 251 663 405 226 168 463 311 692 482 164 124 331 246 489 376 181 149 351 311 515 479 221 228 433 466 640 711 193 227 344 488 424 769 117 409 339 774 419 1200 63 337 157 683 122 1035-31 317-72 643-40 962 26 269-67 519-172 753-140 315-308 625-539 884-137 153-291 295-465 410-176 115-307 291-499 389-180 92-355 199-562 254-253 67-517 80-766 149-234 65-460 16-695 44-286 35-582-32-870-20-420 17-813-138-1194-285-325-125-629-297-923-477-288-176-591-331-861-532-195-146-416-258-617-394-222-150-469-267-700-400-309-178-633-354-864-631-256-308-574-544-852-832-218-225-405-460-582-709-171-243-327-499-459-766-103-208-236-404-327-615-93-216-164-445-272-650-116-221-83-476-149-706-65-228-71-467-67-699 4-273 98-538 215-780 130-269 210-564 335-834 132-287 265-573 455-831 117-159 227-325 339-485 154-217 344-402 532-587l157-215 191-101z"><text:p/></draw:path></text:p>
      <text:p text:style-name="P7"><draw:custom-shape text:anchor-type="paragraph" draw:z-index="0" draw:name="Shape1" draw:style-name="gr1" svg:width="0.6516in" svg:height="0.6835in" svg:x="2.0528in" svg:y="0.5098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 draw:name="Shape3" draw:style-name="gr3" svg:width="1.4461in" svg:height="0.5343in" svg:x="3.0752in" svg:y="1.6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4" draw:text-style-name="P14" svg:width="0.6323in" svg:height="0.6323in" svg:x="4.722in" svg:y="0.8091in"><text:p/><draw:enhanced-geometry svg:viewBox="0 0 21600 21600" draw:type="rectangle" draw:enhanced-path="M 0 0 L 21600 0 21600 21600 0 21600 0 0 Z N"/></draw:custom-shape><draw:custom-shape text:anchor-type="paragraph" draw:z-index="4" draw:style-name="gr5" svg:width="0.6449in" svg:height="0.9177in" svg:x="1.3957in" svg:y="2.3854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name="Shape5" draw:style-name="gr7" svg:width="2.0713in" svg:height="0.228in" svg:x="-0.5516in" svg:y="0.5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6" draw:style-name="gr8" svg:width="0.4622in" svg:height="0.0913in" svg:x="1.5909in" svg:y="0.6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 draw:name="Shape7" draw:style-name="gr9" draw:text-style-name="P14" svg:x1="2.7043in" svg:y1="0.7764in" svg:x2="3.6091in" svg:y2="0.2811in"><text:p/></draw:line><draw:line text:anchor-type="paragraph" draw:z-index="9" draw:name="Shape8" draw:style-name="gr9" draw:text-style-name="P14" svg:x1="3.9736in" svg:y1="0.3465in" svg:x2="4.722in" svg:y2="1.1083in"><text:p/></draw:line><draw:line text:anchor-type="paragraph" draw:z-index="10" draw:name="Shape9" draw:style-name="gr10" draw:text-style-name="P14" svg:x1="3.8043in" svg:y1="0.5028in" svg:x2="3.8106in" svg:y2="1.6075in"><text:p/></draw:line><draw:line text:anchor-type="paragraph" draw:z-index="11" draw:name="Shape10" draw:style-name="gr10" draw:text-style-name="P14" svg:x1="2.1118in" svg:y1="2.7492in" svg:x2="3.2772in" svg:y2="2.1827in"><text:p/></draw:line><draw:line text:anchor-type="paragraph" draw:z-index="12" draw:name="Shape11" draw:style-name="gr10" draw:text-style-name="P14" svg:x1="2.5217in" svg:y1="1.0827in" svg:x2="3.1535in" svg:y2="1.7272in"><text:p/></draw:line><draw:custom-shape text:anchor-type="paragraph" draw:z-index="13" draw:name="Shape12" draw:style-name="gr11" svg:width="0.4232in" svg:height="0.085in" svg:x="5.4126in" svg:y="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3" draw:style-name="gr12" svg:width="1.3803in" svg:height="0.2803in" svg:x="5.9465in" svg:y="0.9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 draw:name="Shape14" draw:style-name="gr13" draw:text-style-name="P16" svg:width="2.8059in" svg:height="0.674in" svg:x="4.9063in" svg:y="2.9701in"><draw:text-box><text:p><text:span text:style-name="T10">Модель системы, соответственно лекционному определению. (Система 1)</text:span></text:p></draw:text-box></draw:frame><draw:custom-shape text:anchor-type="paragraph" draw:z-index="16" draw:name="Shape15" draw:style-name="gr14" svg:width="0.8398in" svg:height="0.7815in" svg:x="2.6909in" svg:y="4.2209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 draw:name="Shape16" draw:style-name="gr15" svg:width="0.7949in" svg:height="0.8598in" svg:x="1.3764in" svg:y="5.1252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8" draw:name="Shape17" draw:style-name="gr16" svg:width="0.8276in" svg:height="0.9776in" svg:x="2.9126in" svg:y="5.606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name="Shape18" draw:style-name="gr17" svg:width="0.7232in" svg:height="0.9185in" svg:x="4.5209in" svg:y="4.2465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0" draw:name="Shape19" draw:style-name="gr18" svg:width="1.3669in" svg:height="0.4886in" svg:x="4.4165in" svg:y="5.8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0" draw:style-name="gr19" svg:width="0.9898in" svg:height="0.6571in" svg:x="0.0091in" svg:y="4.3445i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text:anchor-type="paragraph" draw:z-index="22" draw:name="Shape21" draw:style-name="gr9" draw:text-style-name="P14" svg:x1="1.1091in" svg:y1="4.6634in" svg:x2="2.5673in" svg:y2="4.539in"><text:p/></draw:line><draw:line text:anchor-type="paragraph" draw:z-index="23" draw:name="Shape22" draw:style-name="gr9" draw:text-style-name="P14" svg:x1="0.9465in" svg:y1="4.9673in" svg:x2="1.3244in" svg:y2="5.3402in"><text:p/></draw:line><draw:line text:anchor-type="paragraph" draw:z-index="24" draw:name="Shape23" draw:style-name="gr10" draw:text-style-name="P14" svg:x1="2.7886in" svg:y1="4.8709in" svg:x2="2.1047in" svg:y2="5.2945in"><text:p/></draw:line><draw:line text:anchor-type="paragraph" draw:z-index="25" draw:name="Shape24" draw:style-name="gr10" draw:text-style-name="P14" svg:x1="2.0728in" svg:y1="5.8409in" svg:x2="2.7949in" svg:y2="5.9193in"><text:p/></draw:line><draw:line text:anchor-type="paragraph" draw:z-index="26" draw:name="Shape25" draw:style-name="gr10" draw:text-style-name="P14" svg:x1="3.2118in" svg:y1="5.0783in" svg:x2="3.2118in" svg:y2="5.5547in"><text:p/></draw:line><draw:line text:anchor-type="paragraph" draw:z-index="27" draw:name="Shape26" draw:style-name="gr10" draw:text-style-name="P14" svg:x1="3.6154in" svg:y1="5.6764in" svg:x2="4.65in" svg:y2="5.1256in"><text:p/></draw:line><draw:line text:anchor-type="paragraph" draw:z-index="28" draw:name="Shape27" draw:style-name="gr10" draw:text-style-name="P14" svg:x1="3.8173in" svg:y1="6.0563in" svg:x2="4.3575in" svg:y2="6.0697in"><text:p/></draw:line><draw:frame text:anchor-type="paragraph" draw:z-index="29" draw:name="Shape28" draw:style-name="gr20" draw:text-style-name="P16" svg:width="2.0898in" svg:height="1.1224in" svg:x="5.4583in" svg:y="4.6244in"><draw:text-box><text:p><text:span text:style-name="T10">Модель системы, соответственно альтернативному определению. <text:s text:c="3"/>(Система 2)</text:span></text:p></draw:text-box></draw:frame><draw:path text:anchor-type="paragraph" draw:z-index="30" draw:name="Shape29" draw:style-name="gr21" draw:text-style-name="P14" svg:width="2.7039in" svg:height="2.5543in" draw:transform="rotate (-2.13052341790948) translate (4.76309782494717in 4.8105597643624in)" svg:viewBox="0 0 6869 6489" svg:d="M521 5337c214-30 450 10 646-92 163-85 339-140 506-219 208-100 457-98 665-28 215 73 432 125 632 228 180 92 332 234 495 354 167 124 305 278 476 385 208 130 454 194 704 223 296 35 522 299 831 297 230-2 469 27 695-44 214-67 352-256 470-432 133-197 186-441 217-681 37-292-25-576-53-864-31-318-185-609-296-908-89-242-185-481-292-716-122-267-178-559-237-846-43-209-121-407-120-627 2-217-80-424-142-633-62-205-163-412-316-564-172-171-454-169-692-170-230-1-501 7-666 182-129 137-303 215-400 388-126 225-250 452-350 688-90 212-256 385-433 525-200 159-462 159-695 200-257 45-533 55-769 170-155 76-305 162-453 244-188 105-394 212-521 385-154 210-343 387-380 669-40 302-64 609-16 907 37 233 120 458 190 680l68 172 196 94 173 27"><text:p/></draw:path></text:p>
      <text:p text:style-name="P10"/>
      <text:p text:style-name="P9"><text:span text:style-name="T3">Р</text:span><text:span text:style-name="T2">ассматривая две эти графические модели, мы можем заметить, что у двух представленных “систем” есть несколько кардинальных различий. Во-первых – Система 1 обособлена от окружающей де</text:span><text:span text:style-name="T4">й</text:span><text:span text:style-name="T2">ствительности, что дает возможность перенести процессы этой системы на некоторый уровень абстракции. Во-вторых – Система 1, в отличие от Системы 2, преследует определенную цель, направлена на получение определенного результата. В третьих – ни один из элементов Системы 1 не обладает системными свойствами (специально показано, что элемент Системы 2, очерченный штриховой линией, является системой из 3-х элементов).</text:span></text:p>
      <text:p text:style-name="P11"/>
      <text:p text:style-name="P11"/>
      <text:p text:style-name="P12">ДАТА:<text:tab/>21.03.2018</text:p>
      <text:p text:style-name="P12">ПОДПИСЬ:<text:tab/><text:tab/>_________</text:p>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3:25:00.463598166</meta:creation-date>
    <meta:generator>LibreOffice/5.4.5.1$Linux_X86_64 LibreOffice_project/40m0$Build-1</meta:generator>
    <dc:date>2018-03-27T22:56:48.715458814</dc:date>
    <meta:editing-duration>PT10H2M30S</meta:editing-duration>
    <meta:editing-cycles>8</meta:editing-cycles>
    <meta:print-date>2018-03-22T01:24:31.106496757</meta:print-date>
    <meta:document-statistic meta:table-count="0" meta:image-count="0" meta:object-count="0" meta:page-count="2" meta:paragraph-count="9" meta:word-count="122" meta:character-count="1006" meta:non-whitespace-character-count="889"/>
  </office:meta>
</office:document-meta>
</file>